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middle" draw:auto-grow-height="false" fo:min-height="1.25cm" fo:min-width="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6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fill-color="#bf819e" draw:textarea-horizontal-align="justify" draw:textarea-vertical-align="middle" draw:auto-grow-height="false" fo:min-height="1.75cm" fo:min-width="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ffffa6" draw:textarea-horizontal-align="justify" draw:textarea-vertical-align="middle" draw:auto-grow-height="false" fo:min-height="1.25cm" fo:min-width="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f819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5cm" svg:height="1.5cm" svg:x="1.75cm" svg:y="2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82cm" svg:height="0.962cm" svg:x="7.5cm" svg:y="3.038cm">
          <draw:text-box>
            <text:p>Usuario</text:p>
          </draw:text-box>
        </draw:frame>
        <draw:custom-shape draw:style-name="gr3" draw:text-style-name="P3" draw:layer="layout" svg:width="7cm" svg:height="1.5cm" svg:x="1.75cm" svg:y="5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161cm" svg:height="0.962cm" svg:x="1.839cm" svg:y="5.538cm">
          <draw:text-box>
            <text:p>Registrarse/Ingresarse</text:p>
          </draw:text-box>
        </draw:frame>
        <draw:custom-shape draw:style-name="gr5" draw:text-style-name="P4" draw:layer="layout" svg:width="7cm" svg:height="1.5cm" svg:x="1.75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64cm" svg:height="0.962cm" svg:x="3.336cm" svg:y="7.788cm">
          <draw:text-box>
            <text:p>Crear cuenta</text:p>
          </draw:text-box>
        </draw:frame>
        <draw:custom-shape draw:style-name="gr7" draw:text-style-name="P5" draw:layer="layout" svg:width="2.5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4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1.5cm" svg:x="9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.5cm" svg:x="9.2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11.25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11.25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164cm" svg:height="0.962cm" svg:x="10.586cm" svg:y="5.538cm">
          <draw:text-box>
            <text:p>Usar servicio</text:p>
          </draw:text-box>
        </draw:frame>
        <draw:frame draw:style-name="gr8" draw:text-style-name="P2" draw:layer="layout" svg:width="5.078cm" svg:height="0.962cm" svg:x="10.172cm" svg:y="7.788cm">
          <draw:text-box>
            <text:p>Consumir series</text:p>
          </draw:text-box>
        </draw:frame>
        <draw:frame draw:style-name="gr8" draw:text-style-name="P2" draw:layer="layout" svg:width="1.734cm" svg:height="0.962cm" svg:x="4.5cm" svg:y="10.5cm">
          <draw:text-box>
            <text:p>US1</text:p>
          </draw:text-box>
        </draw:frame>
        <draw:frame draw:style-name="gr8" draw:text-style-name="P2" draw:layer="layout" svg:width="1.734cm" svg:height="0.962cm" svg:x="4.5cm" svg:y="13.038cm">
          <draw:text-box>
            <text:p>US2</text:p>
          </draw:text-box>
        </draw:frame>
        <draw:frame draw:style-name="gr8" draw:text-style-name="P2" draw:layer="layout" svg:width="1.734cm" svg:height="0.962cm" svg:x="11.75cm" svg:y="10.538cm">
          <draw:text-box>
            <text:p>US3</text:p>
          </draw:text-box>
        </draw:frame>
        <draw:frame draw:style-name="gr8" draw:text-style-name="P2" draw:layer="layout" svg:width="1.734cm" svg:height="0.962cm" svg:x="11.766cm" svg:y="13.038cm">
          <draw:text-box>
            <text:p>US4</text:p>
          </draw:text-box>
        </draw:frame>
        <draw:custom-shape draw:style-name="gr9" draw:text-style-name="P1" draw:layer="layout" svg:width="7cm" svg:height="1.5cm" svg:x="17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1.5cm" svg:x="17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.5cm" svg:x="17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19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5cm" svg:height="2cm" svg:x="19cm" svg:y="12.7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283cm" svg:height="0.962cm" svg:x="18.967cm" svg:y="3.038cm">
          <draw:text-box>
            <text:p>Facebook</text:p>
          </draw:text-box>
        </draw:frame>
        <draw:frame draw:style-name="gr10" draw:text-style-name="P2" draw:layer="layout" svg:width="6.5cm" svg:height="1.673cm" svg:x="17cm" svg:y="5.25cm">
          <draw:text-box>
            <text:p>Promocionar servicio</text:p>
            <text:p>de streaming</text:p>
          </draw:text-box>
        </draw:frame>
        <draw:frame draw:style-name="gr8" draw:text-style-name="P2" draw:layer="layout" svg:width="5.523cm" svg:height="0.962cm" svg:x="17.727cm" svg:y="7.75cm">
          <draw:text-box>
            <text:p>Vincular usuario/s</text:p>
          </draw:text-box>
        </draw:frame>
        <draw:frame draw:style-name="gr8" draw:text-style-name="P2" draw:layer="layout" svg:width="1.734cm" svg:height="0.962cm" svg:x="19.516cm" svg:y="10.538cm">
          <draw:text-box>
            <text:p>US5</text:p>
          </draw:text-box>
        </draw:frame>
        <draw:frame draw:style-name="gr8" draw:text-style-name="P2" draw:layer="layout" svg:width="1.734cm" svg:height="0.962cm" svg:x="19.5cm" svg:y="13.288cm">
          <draw:text-box>
            <text:p>US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2:04:44.849865955</meta:creation-date>
    <dc:date>2024-09-04T22:35:53.768180787</dc:date>
    <meta:editing-duration>PT1M15S</meta:editing-duration>
    <meta:editing-cycles>1</meta:editing-cycles>
    <meta:document-statistic meta:object-count="28"/>
    <meta:generator>LibreOffice/7.3.7.2$Linux_X86_64 LibreOffice_project/30$Build-2</meta:generator>
  </office:meta>
</office:document-meta>
</file>